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fo:color="#000000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1"/>
        <table:table-column table:style-name="co2" table:default-cell-style-name="ce10"/>
        <table:table-column table:style-name="co3" table:default-cell-style-name="ce60"/>
        <table:table-column table:style-name="co4" table:default-cell-style-name="ce51"/>
        <table:table-column table:style-name="co5" table:default-cell-style-name="ce10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Registrar un Concili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de haber iniciado sesión dentro del sistema y haberse dirigido a la pestaña “Registrar Cuenta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Conciliador en la Base de Datos del sistem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0-18" calcext:value-type="date">
            <text:p>18/10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1,0</text:p>
          </table:table-cell>
        </table:table-row>
        <table:table-row table:style-name="ro2">
          <table:table-cell table:style-name="ce47" office:value-type="string" calcext:value-type="string" table:number-columns-spanned="6" table:number-rows-spanned="1">
            <text:p>Proposito:</text:p>
          </table:table-cell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registrar una cuenta de un Conciliador dentro del sistema</text:p>
          </table:table-cell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Resumen:</text:p>
          </table:table-cell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El Administrador debe de ingresar el correo electrónico y nombre del Conciliador. El sistema mandará un correo electrónico con la contraseña generada</text:p>
          </table:table-cell>
          <table:covered-table-cell table:number-columns-repeated="5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automáticamente al Conciliador para su ingreso al sistema</text:p>
          </table:table-cell>
          <table:covered-table-cell table:number-columns-repeated="5"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6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ingresa el correo electrónico, nombre y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apellidos del Conciliador</text:p>
          </table:table-cell>
          <table:covered-table-cell/>
          <table:table-cell/>
          <table:table-cell table:style-name="ce57" table:number-columns-spanned="2" table:number-rows-spanned="1"/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Administrador verifica el correo y da al botón “Regis-</text:p>
          </table:table-cell>
          <table:covered-table-cell/>
          <table:table-cell table:style-name="Default"/>
          <table:table-cell table:style-name="ce62" table:number-columns-spanned="2" table:number-rows-spanned="1"/>
          <table:covered-table-cell table:style-name="Default"/>
        </table:table-row>
        <table:table-row table:style-name="ro2">
          <table:table-cell/>
          <table:table-cell office:value-type="string" calcext:value-type="string" table:number-columns-spanned="2" table:number-rows-spanned="1">
            <text:p>trar Conciliador”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verifica que el correo esté disponible y nombre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enga tan solo caracteres alfabéticos</text:p>
          </table:table-cell>
          <table:covered-table-cell/>
        </table:table-row>
        <table:table-row table:style-name="ro2">
          <table:table-cell/>
          <table:table-cell table:style-name="ce58" table:number-columns-spanned="2" table:number-rows-spanned="1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genera una contraseña con longitud 8, 2 letras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yúsculas, 2 letras minúsculas, 2 números y 2 símbol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omodados y elegidos de forma aleatoria 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genera un correo electrónico informando al 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ciliador de su registro de cuenta, donde ingresará co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l mismo correo al que le ha llegado el mensaje y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raseña generada automáticamente, y el cambio de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63" office:value-type="string" calcext:value-type="string" table:number-columns-spanned="2" table:number-rows-spanned="1">
            <text:p>contraseña la primera vez que ingrese al sistema por</text:p>
          </table:table-cell>
          <table:covered-table-cell table:style-name="ce65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guridad. El sistema mandará el correo generado a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irección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al Administrador un mensaje de éxito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informándole del registro y el envío del correo electrónic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l Conciliador para su ingreso al sistema</text:p>
          </table:table-cell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56"/>
        </table:table-row>
        <table:table-row table:style-name="ro2">
          <table:table-cell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es capaz de generar o mandar el correo electrónico que se manda al Conciliador y muestra una mensaje de adver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<text:span text:style-name="T1">tencia </text:span>al Administrador informándole que el correo no pudo ser generado o mandado de forma que no se pudo realizar el registro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El sistema muestra un mensaje de advertencia debido a que la dirección de correo electrónico ya está ocupada y el registro no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<text:span text:style-name="T2">pudo rea</text:span><text:span text:style-name="T3">lizarse</text:span>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table:style-name="ce4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generación y envío del correo automático que deberá mandarse al Conciliador no tardará más de <text:span text:style-name="T3">10</text:span> segundos</text:p>
          </table:table-cell>
          <table:covered-table-cell table:number-columns-repeated="4" table:style-name="Default"/>
        </table:table-row>
        <table:table-row table:style-name="ro2">
          <table:table-cell table:style-name="ce4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4:36:07.0224712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9T14:39:36.785885564</dc:date>
    <meta:editing-duration>PT1H53M51S</meta:editing-duration>
    <meta:editing-cycles>36</meta:editing-cycles>
    <meta:generator>LibreOffice/6.2.7.1$Linux_X86_64 LibreOffice_project/20$Build-1</meta:generator>
    <meta:document-statistic meta:table-count="1" meta:cell-count="56" meta:object-count="0"/>
  </office:meta>
</office:document-meta>
</file>